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FONSO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formula="of:=SUM([.B3:.E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E4])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ANDRE LUIZ BEDIM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5:.E5])" office:value-type="float" office:value="6.1" calcext:value-type="float">
            <text:p>6,1</text:p>
          </table:table-cell>
        </table:table-row>
        <table:table-row table:style-name="ro1">
          <table:table-cell office:value-type="string" calcext:value-type="string">
            <text:p>ANDRE LUIZ DE PAULA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formula="of:=SUM([.B6:.E6])"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DERCI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FILIPE</text:p>
          </table:table-cell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formula="of:=SUM([.B8:.E8])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table:formula="of:=SUM([.B9:.E9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GABRIEL LOPES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M([.B10:.E10])"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GUILHERM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.5" calcext:value-type="float">
            <text:p>2,5</text:p>
          </table:table-cell>
          <table:table-cell table:formula="of:=SUM([.B11:.E11])"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HEI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formula="of:=SUM([.B12:.E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AO PEDRO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SUM([.B13:.E13])"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14:.E14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KAUA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formula="of:=SUM([.B15:.E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CIO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16:.E16])"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MARL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formula="of:=SUM([.B17:.E17])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MATHEUS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8:.E18])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RONALD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,5</text:p>
          </table:table-cell>
          <table:table-cell table:formula="of:=SUM([.B19:.E19])"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TALITA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SUM([.B20:.E20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0:15:43.869203642</meta:creation-date>
    <dc:date>2025-05-14T20:52:46.057388982</dc:date>
    <meta:editing-duration>PT26M44S</meta:editing-duration>
    <meta:editing-cycles>5</meta:editing-cycles>
    <meta:generator>LibreOffice/7.3.7.2$Linux_X86_64 LibreOffice_project/30$Build-2</meta:generator>
    <meta:document-statistic meta:table-count="1" meta:cell-count="113" meta:object-count="0"/>
  </office:meta>
</office:document-meta>
</file>